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6CE0000388E0000388E4C762CFD240A8E10.svg" manifest:media-type="image/svg+xml"/>
  <manifest:file-entry manifest:full-path="Pictures/1000020100000223000002236F258E9ADCF6C691.png" manifest:media-type="image/png"/>
  <manifest:file-entry manifest:full-path="Pictures/100004B30000388E0000388EE6F770176F5FBE6C.svg" manifest:media-type="image/svg+xml"/>
  <manifest:file-entry manifest:full-path="Pictures/1000020100000223000002232C84E05A41DE03B6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201000002230000022393FE59802F2976BD.png" manifest:media-type="image/png"/>
  <manifest:file-entry manifest:full-path="Pictures/100002010000022300000223BD5ABD7344609F44.png" manifest:media-type="image/png"/>
  <manifest:file-entry manifest:full-path="Pictures/100002010000022200000222367DFC36CAA2D938.png" manifest:media-type="image/png"/>
  <manifest:file-entry manifest:full-path="Pictures/100005740000387200003872BBAD0E918D74AEFE.svg" manifest:media-type="image/svg+xml"/>
  <manifest:file-entry manifest:full-path="Pictures/10000201000002220000022264C6C47A05D12D40.png" manifest:media-type="image/png"/>
  <manifest:file-entry manifest:full-path="Pictures/1000057A000038720000387227BFB2261994A122.svg" manifest:media-type="image/svg+xml"/>
  <manifest:file-entry manifest:full-path="Pictures/100003F80000388E0000388E1B6DFBFCF619B55E.svg" manifest:media-type="image/svg+xml"/>
  <manifest:file-entry manifest:full-path="Pictures/10000201000002230000022302324D9C407C12C1.png" manifest:media-type="image/png"/>
  <manifest:file-entry manifest:full-path="Pictures/100002010000022300000223EB2EB5A42086E557.png" manifest:media-type="image/png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6" style:family="paragraph" style:parent-style-name="Standard">
      <style:text-properties style:font-name="Liberation Sans" fo:font-size="10pt" fo:language="es" fo:country="MX" style:text-underline-style="none" officeooo:rsid="00084e60" officeooo:paragraph-rsid="00084e60" style:font-size-asian="10pt" style:font-size-complex="10pt"/>
    </style:style>
    <style:style style:name="P7" style:family="paragraph" style:parent-style-name="Standard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8" style:family="paragraph" style:parent-style-name="Standard">
      <style:text-properties style:font-name="Liberation Sans" fo:font-size="10pt" fo:language="es" fo:country="MX" style:text-underline-style="none" officeooo:rsid="00ae1ca7" officeooo:paragraph-rsid="00ae1ca7" style:font-size-asian="10pt" style:font-size-complex="10pt"/>
    </style:style>
    <style:style style:name="P9" style:family="paragraph" style:parent-style-name="Standard">
      <style:text-properties style:font-name="Liberation Sans" fo:font-size="10pt" fo:language="es" fo:country="MX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ans" fo:font-size="10pt" fo:language="es" fo:country="MX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a2ab50" officeooo:paragraph-rsid="00a2ab5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3" style:family="paragraph" style:parent-style-name="Standard">
      <style:text-properties style:font-name="Liberation Sans" fo:font-size="9pt" fo:language="es" fo:country="MX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ans" fo:font-size="9pt" fo:language="es" fo:country="MX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ans" fo:font-size="9pt" fo:language="es" fo:country="MX" style:text-underline-style="none" officeooo:rsid="000cd104" officeooo:paragraph-rsid="000cd104" style:font-size-asian="9pt" style:font-size-complex="9pt"/>
    </style:style>
    <style:style style:name="P16" style:family="paragraph" style:parent-style-name="Standard">
      <style:text-properties style:font-name="Liberation Sans" fo:font-size="9pt" fo:language="es" fo:country="MX" style:text-underline-style="none" officeooo:rsid="00b97c0a" officeooo:paragraph-rsid="00b97c0a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99" style:font-name="FreeSerif" fo:font-size="40pt" fo:language="es" fo:country="MX" style:text-underline-style="none" officeooo:rsid="0006a6fd" officeooo:paragraph-rsid="0006a6fd" style:font-size-asian="40pt" style:font-size-complex="40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6a6fd" officeooo:paragraph-rsid="0006a6f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99" style:font-name="Liberation Sans" fo:font-size="12pt" fo:language="es" fo:country="MX" style:text-underline-style="none" officeooo:rsid="000cd104" officeooo:paragraph-rsid="000cd10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99" style:font-name="Liberation Sans" fo:font-size="12pt" fo:language="es" fo:country="MX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99" style:font-name="Liberation Sans" fo:font-size="12pt" fo:language="es" fo:country="MX" style:text-underline-style="none" fo:font-weight="normal" officeooo:rsid="00084e60" officeooo:paragraph-rsid="0006a6fd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style:page-number="auto"/>
      <style:text-properties style:font-name="Liberation Sans" fo:font-size="10pt" fo:language="es" fo:country="MX" style:text-underline-style="none" officeooo:rsid="0006a6fd" officeooo:paragraph-rsid="0006a6fd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addd9" officeooo:paragraph-rsid="0076f56d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76f56d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a5a553" officeooo:paragraph-rsid="00a5a553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6f56d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778cf9" style:font-size-asian="10pt" style:font-size-complex="10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0cd104" officeooo:paragraph-rsid="000cd104" style:font-size-asian="10pt" style:font-size-complex="10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6bc306" officeooo:paragraph-rsid="006bc306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159baf" officeooo:paragraph-rsid="00159baf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ans" fo:font-size="10pt" fo:language="es" fo:country="MX" style:text-underline-style="none" officeooo:rsid="0071da90" officeooo:paragraph-rsid="0071da90" style:font-size-asian="10pt" style:font-size-complex="10pt"/>
    </style:style>
    <style:style style:name="P33" style:family="paragraph" style:parent-style-name="Standard" style:list-style-name="L2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4" style:family="paragraph" style:parent-style-name="Standard" style:list-style-name="L3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5" style:family="paragraph" style:parent-style-name="Standard" style:list-style-name="L4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6" style:family="paragraph" style:parent-style-name="Standard" style:list-style-name="L5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7" style:family="paragraph" style:parent-style-name="Standard" style:list-style-name="L6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8" style:family="paragraph" style:parent-style-name="Standard" style:list-style-name="L7">
      <style:text-properties style:font-name="Liberation Sans" fo:font-size="10pt" fo:language="es" fo:country="MX" style:text-underline-style="none" officeooo:rsid="00a94763" officeooo:paragraph-rsid="00a94763" style:font-size-asian="10pt" style:font-size-complex="10pt"/>
    </style:style>
    <style:style style:name="P39" style:family="paragraph">
      <loext:graphic-properties draw:fill="solid" draw:fill-color="#d9d9d9"/>
      <style:paragraph-properties fo:text-align="start"/>
    </style:style>
    <style:style style:name="P40" style:family="paragraph">
      <loext:graphic-properties draw:fill="solid" draw:fill-color="#a6a6a6"/>
      <style:paragraph-properties fo:text-align="start"/>
    </style:style>
    <style:style style:name="P41" style:family="paragraph">
      <loext:graphic-properties draw:fill="solid" draw:fill-color="#ffffff"/>
      <style:paragraph-properties fo:text-align="start"/>
    </style:style>
    <style:style style:name="P42" style:family="paragraph">
      <loext:graphic-properties draw:fill="none"/>
      <style:paragraph-properties fo:text-align="start"/>
    </style:style>
    <style:style style:name="P43" style:family="paragraph">
      <loext:graphic-properties draw:fill="solid" draw:fill-color="#000099"/>
      <style:paragraph-properties fo:text-align="start"/>
    </style:style>
    <style:style style:name="P44" style:family="paragraph">
      <style:paragraph-properties fo:margin-top="0cm" fo:margin-bottom="0cm" fo:line-height="100%" fo:text-align="center"/>
    </style:style>
    <style:style style:name="P45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159baf"/>
    </style:style>
    <style:style style:name="T2" style:family="text">
      <style:text-properties officeooo:rsid="00a2ab50"/>
    </style:style>
    <style:style style:name="T3" style:family="text">
      <style:text-properties officeooo:rsid="00a43039"/>
    </style:style>
    <style:style style:name="T4" style:family="text">
      <style:text-properties officeooo:rsid="00a5a007"/>
    </style:style>
    <style:style style:name="T5" style:family="text">
      <style:text-properties officeooo:rsid="00a5a553"/>
    </style:style>
    <style:style style:name="T6" style:family="text">
      <style:text-properties officeooo:rsid="00a71d42"/>
    </style:style>
    <style:style style:name="T7" style:family="text">
      <style:text-properties officeooo:rsid="00a8e03e"/>
    </style:style>
    <style:style style:name="T8" style:family="text">
      <style:text-properties officeooo:rsid="00a94763"/>
    </style:style>
    <style:style style:name="T9" style:family="text">
      <style:text-properties officeooo:rsid="00aca5e8"/>
    </style:style>
    <style:style style:name="T10" style:family="text">
      <style:text-properties officeooo:rsid="00b06993"/>
    </style:style>
    <style:style style:name="T11" style:family="text">
      <style:text-properties officeooo:rsid="00b239aa"/>
    </style:style>
    <style:style style:name="T12" style:family="text">
      <style:text-properties officeooo:rsid="00b378ff"/>
    </style:style>
    <style:style style:name="T13" style:family="text">
      <style:text-properties officeooo:rsid="00b548dd"/>
    </style:style>
    <style:style style:name="T14" style:family="text">
      <style:text-properties officeooo:rsid="000cd104"/>
    </style:style>
    <style:style style:name="T15" style:family="text">
      <style:text-properties officeooo:rsid="00b72254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5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8" draw:name="Rectangle 53" draw:style-name="gr1" draw:text-style-name="P39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52" draw:style-name="gr2" draw:text-style-name="P40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style-name="gr3"><draw:custom-shape draw:name="Oval 50" draw:style-name="gr4" draw:text-style-name="P41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5" draw:text-style-name="P42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6" draw:text-style-name="P43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7" draw:text-style-name="P45" svg:width="2.65cm" svg:height="1.906cm" svg:x="7.474cm" svg:y="-0.331cm"><text:p text:style-name="P44"><text:span text:style-name="T16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1" draw:name="Rectangle 51" draw:style-name="gr8" draw:text-style-name="P39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draw:custom-shape text:anchor-type="paragraph" draw:z-index="12" draw:name="Rectangle 51" draw:style-name="gr9" draw:text-style-name="P39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GERENTE DE PROYECTO</text:p>
      <text:p text:style-name="P12"/>
      <text:p text:style-name="P3"/>
      <text:p text:style-name="P18"><draw:frame draw:style-name="fr2" draw:name="Imagen5" text:anchor-type="paragraph" svg:width="0.7cm" svg:height="0.7cm" draw:z-index="13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<text:span text:style-name="T2">PERFIL</text:span></text:p>
      <text:p text:style-name="P4"/>
      <text:p text:style-name="P8">Gerente de proyecto con experiencia comprobada liderando proyectos de ingeniería de software grandes, complejos y de alto impacto <text:span text:style-name="T10">a través de la coordinación de</text:span> equipos globalmente distribuidos.</text:p>
      <text:p text:style-name="P8"/>
      <text:p text:style-name="P8">He manejado de forma exitosa todas las fases de los proyectos, desde la concepción e iniciación hasta el soporte operativo y cierre, consistentemente entregando resultados de <text:span text:style-name="T10">gran</text:span> calidad y superando las expectativas.</text:p>
      <text:p text:style-name="P8"/>
      <text:p text:style-name="P8">Experto en la construcción de equipos de alto desempeño, resolución de crisis <text:span text:style-name="T10">e</text:span> integración de áreas técnicas y de negocio. Apoyándome en <text:span text:style-name="T10">mi</text:span> amplia experiencia técnica e importante<text:span text:style-name="T10">s</text:span> habilidades interpersonales.</text:p>
      <text:p text:style-name="P4"/>
      <text:p text:style-name="P4"/>
      <text:p text:style-name="P19"><draw:frame draw:style-name="fr3" draw:name="Imagen6" text:anchor-type="paragraph" svg:width="0.7cm" svg:height="0.7cm" draw:z-index="14"><draw:image xlink:href="Pictures/100005A10000388E0000388E2149C88DC00CAC51.svg" xlink:type="simple" xlink:show="embed" xlink:actuate="onLoad"/><draw:image xlink:href="Pictures/1000020100000223000002232C84E05A41DE03B6.png" xlink:type="simple" xlink:show="embed" xlink:actuate="onLoad"/></draw:frame> <text:span text:style-name="T2">HABILIDADES</text:span></text:p>
      <text:p text:style-name="P5"/>
      <text:section text:style-name="Sect2" text:name="Sección1">
        <text:list xml:id="list1429657423029063613" text:style-name="L1">
          <text:list-item>
            <text:p text:style-name="P24"><text:span text:style-name="T6">Agile</text:span> <text:span text:style-name="T5">y Waterfall</text:span>.</text:p>
          </text:list-item>
          <text:list-item>
            <text:p text:style-name="P25">Construcción de equipos.</text:p>
          </text:list-item>
          <text:list-item>
            <text:p text:style-name="P26">Gestión del cambio.</text:p>
          </text:list-item>
          <text:list-item>
            <text:p text:style-name="P27"><text:span text:style-name="T5">Comunicación efectiva</text:span>.</text:p>
          </text:list-item>
          <text:list-item>
            <text:p text:style-name="P26">Desarrollo de negocios.</text:p>
          </text:list-item>
          <text:list-item>
            <text:p text:style-name="P28">E-commerce.</text:p>
          </text:list-item>
          <text:list-item>
            <text:p text:style-name="P26">Desarrollo de software.</text:p>
          </text:list-item>
          <text:list-item>
            <text:p text:style-name="P26">S<text:span text:style-name="T10">i</text:span>stemas distribuidos.</text:p>
          </text:list-item>
          <text:list-item>
            <text:p text:style-name="P29">PHP, <text:span text:style-name="T1">Python y </text:span>JavaScript.</text:p>
          </text:list-item>
          <text:list-item>
            <text:p text:style-name="P30">MySQL <text:span text:style-name="T7">y</text:span> PostgreSQL.</text:p>
            <text:p text:style-name="P29"/>
          </text:list-item>
          <text:list-item>
            <text:p text:style-name="P29">Git.</text:p>
          </text:list-item>
          <text:list-item>
            <text:p text:style-name="P31">JIRA.</text:p>
          </text:list-item>
          <text:list-item>
            <text:p text:style-name="P29">Microsoft Excel.</text:p>
          </text:list-item>
          <text:list-item>
            <text:p text:style-name="P32"><text:span text:style-name="T5">Inglés</text:span> <text:span text:style-name="T5">fluido</text:span>.</text:p>
          </text:list-item>
          <text:list-item>
            <text:p text:style-name="P32"><text:span text:style-name="T5">Español</text:span> <text:span text:style-name="T5">nativo</text:span>.</text:p>
          </text:list-item>
        </text:list>
      </text:section>
      <text:p text:style-name="P22"/>
      <text:p text:style-name="P21"><draw:frame draw:style-name="fr3" draw:name="Imagen7" text:anchor-type="paragraph" svg:width="0.7cm" svg:height="0.7cm" draw:z-index="15"><draw:image xlink:href="Pictures/100006440000388E0000388E90979D33B9E4FC40.svg" xlink:type="simple" xlink:show="embed" xlink:actuate="onLoad"/><draw:image xlink:href="Pictures/10000201000002230000022393FE59802F2976BD.png" xlink:type="simple" xlink:show="embed" xlink:actuate="onLoad"/></draw:frame> <text:span text:style-name="T2">EXPERIENCIA PROFESIONAL</text:span></text:p>
      <text:p text:style-name="P6"/>
      <text:p text:style-name="P9"><text:span text:style-name="T4">Gerente de Proyecto</text:span> | Groupon</text:p>
      <text:p text:style-name="P13">Santiago, Chile | <text:span text:style-name="T4">septiembre</text:span> 2013 – <text:span text:style-name="T4">febrero 2017</text:span></text:p>
      <text:p text:style-name="P6"/>
      <text:p text:style-name="P7">Liderar proyectos de ingeniería de software a través de la coordinación de equipos multidisciplinarios y globalmente distribuidos con la finalidad servir a usuarios en más de 35 países.</text:p>
      <text:p text:style-name="P6"/>
      <text:p text:style-name="P6"><text:span text:style-name="T8">Principales logros</text:span>:</text:p>
      <text:p text:style-name="P6"/>
      <text:p text:style-name="P7">Transformación de la plataforma de ventas de Latinoamérica:</text:p>
      <text:list xml:id="list7074118749406217271" text:style-name="L2">
        <text:list-item>
          <text:p text:style-name="P33"><text:span text:style-name="T11">Unificar </text:span>las aplicaciones locales y globales de front-end en una arquitectura basada en Node.js.</text:p>
        </text:list-item>
        <text:list-item>
          <text:p text:style-name="P33"><text:span text:style-name="T11">Incrementar</text:span> las ventas en el rango de US$100.000+.</text:p>
        </text:list-item>
        <text:list-item>
          <text:p text:style-name="P33">Simplificar los procesos operativos proveyendo resultados más consistentes.</text:p>
        </text:list-item>
        <text:list-item>
          <text:p text:style-name="P33">Mejorar la usabilidad de las aplicaciones de cara al usuario.</text:p>
        </text:list-item>
      </text:list>
      <text:p text:style-name="P6"/>
      <text:p text:style-name="P7">Migración de la plataforma técnica de EMEA (Europa, Medio Oriente <text:span text:style-name="T12">y África</text:span>):</text:p>
      <text:list xml:id="list3107697574926646999" text:style-name="L3">
        <text:list-item>
          <text:p text:style-name="P34">Migrar todas las aplicaciones de front-end y los servicios de soporte a un nuevo data center.</text:p>
        </text:list-item>
        <text:list-item>
          <text:p text:style-name="P34">Disminuir los costos operativos en el rango de US$10.000.000+.</text:p>
        </text:list-item>
        <text:list-item>
          <text:p text:style-name="P34">Aumentar la rapidez y confiabilidad de las aplicaciones de front-end.</text:p>
        </text:list-item>
      </text:list>
      <text:p text:style-name="P7"/>
      <text:p text:style-name="P7"><text:soft-page-break/>Construcción de la plataforma de geo-redundacia de EEUU:</text:p>
      <text:list xml:id="list6832387172818222134" text:style-name="L4">
        <text:list-item>
          <text:p text:style-name="P35">Replicar todos los servicios y aplicaciones de Groupon en el nuevo data center de geo-redundancia.</text:p>
        </text:list-item>
        <text:list-item>
          <text:p text:style-name="P35">Incrementar la confiabilidad y capacidad de recuperación de los sistemas.</text:p>
        </text:list-item>
        <text:list-item>
          <text:p text:style-name="P35">Garantizar la continuidad operativa de los sistemas.</text:p>
        </text:list-item>
        <text:list-item>
          <text:p text:style-name="P35">Mejorar los procesos de deploy y recuperación.</text:p>
        </text:list-item>
      </text:list>
      <text:p text:style-name="P6"/>
      <text:p text:style-name="P10"><text:span text:style-name="T4">Ingeniero de Desarrollo de Software</text:span> | Groupon</text:p>
      <text:p text:style-name="P14">Santiago, Chile | <text:span text:style-name="T4">diciembre</text:span> 2012 – <text:span text:style-name="T4">septiembre</text:span> 2013</text:p>
      <text:p text:style-name="P5"/>
      <text:p text:style-name="P7">Desarrollar, como parte del equipo, la nueva plataforma tecnológica y construir herramienta<text:span text:style-name="T13">s</text:span> para el soporte a las distintas áreas de<text:span text:style-name="T13">l</text:span> negocio en 7 países.</text:p>
      <text:p text:style-name="P5"/>
      <text:p text:style-name="P7">Principales logros:</text:p>
      <text:p text:style-name="P5"/>
      <text:p text:style-name="P7">Mejora de la plataforma de ventas de Latinoamérica:</text:p>
      <text:list xml:id="list7179828319716001775" text:style-name="L5">
        <text:list-item>
          <text:p text:style-name="P36">Incrementar la oferta de productos y servicios 5x.</text:p>
        </text:list-item>
        <text:list-item>
          <text:p text:style-name="P36">Incrementar la satisfacción de los usuarios externos.</text:p>
        </text:list-item>
        <text:list-item>
          <text:p text:style-name="P36">Incrementar la velocidad y confiabilidad de las aplicaciones de front-end.</text:p>
        </text:list-item>
      </text:list>
      <text:p text:style-name="P5"/>
      <text:p text:style-name="P7"><draw:custom-shape text:anchor-type="paragraph" draw:z-index="16" draw:name="Rectangle 51" draw:style-name="gr8" draw:text-style-name="P39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sarrollo de herramientas para el soporte operativo<text:span text:style-name="T14">:</text:span></text:p>
      <text:list xml:id="list3931211529160160752" text:style-name="L6">
        <text:list-item>
          <text:p text:style-name="P37">Simplificar los procesos operativos en marketing y ventas.</text:p>
        </text:list-item>
        <text:list-item>
          <text:p text:style-name="P37">Mejorar la confiabilidad del envío de campañas de marketing <text:span text:style-name="T13">por email.</text:span></text:p>
        </text:list-item>
      </text:list>
      <text:p text:style-name="P5"/>
      <text:p text:style-name="P10"><text:span text:style-name="T4">Desarrollador de Software</text:span> | Rialfi Consulting</text:p>
      <text:p text:style-name="P14">Caracas, Venezuela | <text:span text:style-name="T4">junio</text:span> 2011 – <text:span text:style-name="T4">diciembre</text:span> 2012</text:p>
      <text:p text:style-name="P5"/>
      <text:p text:style-name="P7">Construir, como parte del equipo, una herramienta de desarrollo rápido de aplicaciones y un sistema gubernamental de alcance nacional para el control y auditoría de los cuerpos de policía.</text:p>
      <text:p text:style-name="P5"/>
      <text:p text:style-name="P5"><text:span text:style-name="T8">Principales logros</text:span>:</text:p>
      <text:p text:style-name="P5"/>
      <text:list xml:id="list5392920332986102469" text:style-name="L7">
        <text:list-item>
          <text:p text:style-name="P38">Construir un equipo de desarrollo de alto desempeño utilizando Scrum y XP.</text:p>
        </text:list-item>
        <text:list-item>
          <text:p text:style-name="P38">Construir una herramienta de desarrollo rápido de aplicaciones utilizando PHP, JavaScript y PostgreSQL.</text:p>
        </text:list-item>
        <text:list-item>
          <text:p text:style-name="P38">Desarrollar un sistema de gestión e información para la transparencia de todos los cuerpos de policía en Venezuela.</text:p>
        </text:list-item>
      </text:list>
      <text:p text:style-name="P5"/>
      <text:p text:style-name="P10"><text:span text:style-name="T4">Desarrollador de Software</text:span> | Game Control Systems</text:p>
      <text:p text:style-name="P14">Caracas, Venezuela | <text:span text:style-name="T4">marzo</text:span> 2008 - <text:span text:style-name="T4">junio</text:span> 2010</text:p>
      <text:p text:style-name="P5"/>
      <text:p text:style-name="P7">Investigar sobre nuevas herramientas para el desarrollo de aplicaciones, creación de una base de conocimiento y desarrollo de un ERP <text:span text:style-name="T15">para un grupo de casinos.</text:span></text:p>
      <text:p text:style-name="P5"/>
      <text:p text:style-name="P20"/>
      <text:p text:style-name="P19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6F258E9ADCF6C691.png" xlink:type="simple" xlink:show="embed" xlink:actuate="onLoad"/></draw:frame> <text:span text:style-name="T2">EDUCACIÓN</text:span></text:p>
      <text:p text:style-name="P5"/>
      <text:p text:style-name="P10"><text:span text:style-name="T3">Ingeniería Informática</text:span> | Universidad Católica Andrés Bello</text:p>
      <text:p text:style-name="P14">Caracas, Venezuela | 2006</text:p>
      <text:p text:style-name="P5"/>
      <text:p text:style-name="P5"><text:span text:style-name="T2">Completado</text:span> <text:span text:style-name="T9">el </text:span>70% <text:span text:style-name="T2">para el título de Ingeniero Informático</text:span>.</text:p>
      <text:p text:style-name="P5"/>
      <text:p text:style-name="P20"/>
      <text:p text:style-name="P19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02324D9C407C12C1.png" xlink:type="simple" xlink:show="embed" xlink:actuate="onLoad"/></draw:frame> <text:span text:style-name="T2">REFERENCIAS</text:span></text:p>
      <text:p text:style-name="P5"/>
      <text:section text:style-name="Sect2" text:name="Sección2">
        <text:p text:style-name="P5">Juan García</text:p>
        <text:p text:style-name="P15">juangarcia@groupon.com</text:p>
        <text:p text:style-name="P5">Thiago Costa</text:p>
        <text:p text:style-name="P15">thiago@arroadie.com</text:p>
        <text:p text:style-name="P16">Wil Álvarez</text:p>
        <text:p text:style-name="P16">wil.alvarez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s" fo:country="MX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fo:language="es" fo:country="MX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fo:language="es" fo:country="MX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1"><draw:image xlink:href="Pictures/100005740000387200003872BBAD0E918D74AEFE.svg" xlink:type="simple" xlink:show="embed" xlink:actuate="onLoad"/><draw:image xlink:href="Pictures/100002010000022200000222367DFC36CAA2D938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3"><draw:image xlink:href="Pictures/10000B710000388E0000388E9A9413E9987EF458.svg" xlink:type="simple" xlink:show="embed" xlink:actuate="onLoad"/><draw:image xlink:href="Pictures/100002010000022300000223BD5ABD7344609F44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5"><draw:image xlink:href="Pictures/1000057A000038720000387227BFB2261994A122.svg" xlink:type="simple" xlink:show="embed" xlink:actuate="onLoad"/><draw:image xlink:href="Pictures/10000201000002220000022264C6C47A05D12D40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7"><draw:image xlink:href="Pictures/100003F80000388E0000388E1B6DFBFCF619B55E.svg" xlink:type="simple" xlink:show="embed" xlink:actuate="onLoad"/><draw:image xlink:href="Pictures/100002010000022300000223EB2EB5A42086E557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47</meta:editing-cycles>
    <meta:print-date>2016-12-04T17:00:00</meta:print-date>
    <meta:creation-date>2016-12-04T17:00:00</meta:creation-date>
    <dc:date>2017-03-22T00:00:02.656137200</dc:date>
    <meta:editing-duration>PT4H43M17S</meta:editing-duration>
    <meta:generator>LibreOffice/5.1.6.2$Linux_X86_64 LibreOffice_project/10m0$Build-2</meta:generator>
    <meta:document-statistic meta:table-count="0" meta:image-count="9" meta:object-count="0" meta:page-count="2" meta:paragraph-count="78" meta:word-count="617" meta:character-count="4095" meta:non-whitespace-character-count="3582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